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057cm"/>
    </style:style>
    <style:style style:name="co3" style:family="table-column">
      <style:table-column-properties fo:break-before="auto" style:column-width="3.307cm"/>
    </style:style>
    <style:style style:name="co4" style:family="table-column">
      <style:table-column-properties fo:break-before="auto" style:column-width="3.584cm"/>
    </style:style>
    <style:style style:name="co5" style:family="table-column">
      <style:table-column-properties fo:break-before="auto" style:column-width="12.241cm"/>
    </style:style>
    <style:style style:name="co6" style:family="table-column">
      <style:table-column-properties fo:break-before="auto" style:column-width="21.26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NOME FILE</text:p>
          </table:table-cell>
          <table:table-cell office:value-type="string">
            <text:p>UTENTI</text:p>
          </table:table-cell>
          <table:table-cell office:value-type="string">
            <text:p>NOTIZIE</text:p>
          </table:table-cell>
          <table:table-cell office:value-type="string">
            <text:p>RELAZIONI</text:p>
          </table:table-cell>
          <table:table-cell office:value-type="string">
            <text:p>DESCRIZIONE</text:p>
          </table:table-cell>
          <table:table-cell office:value-type="string">
            <text:p>NOTE</text:p>
          </table:table-cell>
        </table:table-row>
        <table:table-row table:style-name="ro1">
          <table:table-cell/>
          <table:table-cell office:value-type="string">
            <text:p>vuoto_utenti.txt</text:p>
          </table:table-cell>
          <table:table-cell office:value-type="string">
            <text:p>vuoto_notizie.txt</text:p>
          </table:table-cell>
          <table:table-cell office:value-type="string">
            <text:p>vuoto_relazioni.txt</text:p>
          </table:table-cell>
          <table:table-cell office:value-type="string">
            <text:p>Prova File Vuoti</text:p>
          </table:table-cell>
          <table:table-cell/>
        </table:table-row>
        <table:table-row table:style-name="ro1">
          <table:table-cell/>
          <table:table-cell office:value-type="string">
            <text:p>a.txt</text:p>
          </table:table-cell>
          <table:table-cell office:value-type="string">
            <text:p>vuoto_notizie.txt</text:p>
          </table:table-cell>
          <table:table-cell office:value-type="string">
            <text:p>vuoto_relazioni.txt</text:p>
          </table:table-cell>
          <table:table-cell office:value-type="string">
            <text:p>Utenti Formato Errato (es. manca la parentesi " { " nel 2° utente)</text:p>
          </table:table-cell>
          <table:table-cell/>
        </table:table-row>
        <table:table-row table:style-name="ro1">
          <table:table-cell/>
          <table:table-cell office:value-type="string">
            <text:p>b.txt</text:p>
          </table:table-cell>
          <table:table-cell office:value-type="string">
            <text:p>vuoto_notizie.txt</text:p>
          </table:table-cell>
          <table:table-cell office:value-type="string">
            <text:p>vuoto_relazioni.txt</text:p>
          </table:table-cell>
          <table:table-cell office:value-type="string">
            <text:p>Campo obbligatorio mancante di un Utente (es. nome del 3° utente)</text:p>
          </table:table-cell>
          <table:table-cell/>
        </table:table-row>
        <table:table-row table:style-name="ro1">
          <table:table-cell/>
          <table:table-cell office:value-type="string">
            <text:p>c.txt</text:p>
          </table:table-cell>
          <table:table-cell office:value-type="string">
            <text:p>vuoto_notizie.txt</text:p>
          </table:table-cell>
          <table:table-cell office:value-type="string">
            <text:p>c3.txt</text:p>
          </table:table-cell>
          <table:table-cell office:value-type="string">
            <text:p>Relazione impossibile (es. un utente è il genitore di suo nonno)</text:p>
          </table:table-cell>
          <table:table-cell/>
        </table:table-row>
        <table:table-row table:style-name="ro1">
          <table:table-cell/>
          <table:table-cell office:value-type="string">
            <text:p>d.txt</text:p>
          </table:table-cell>
          <table:table-cell office:value-type="string">
            <text:p>vuoto_notizie.txt</text:p>
          </table:table-cell>
          <table:table-cell office:value-type="string">
            <text:p>d3.txt</text:p>
          </table:table-cell>
          <table:table-cell office:value-type="string">
            <text:p>Relazione con figlio più Vecchio del Genitore</text:p>
          </table:table-cell>
          <table:table-cell/>
        </table:table-row>
        <table:table-row table:style-name="ro1">
          <table:table-cell/>
          <table:table-cell office:value-type="string">
            <text:p>e.txt</text:p>
          </table:table-cell>
          <table:table-cell office:value-type="string">
            <text:p>vuoto_notizie.txt</text:p>
          </table:table-cell>
          <table:table-cell office:value-type="string">
            <text:p>e3.txt</text:p>
          </table:table-cell>
          <table:table-cell office:value-type="string">
            <text:p>Relazione Proibita (es. azienda coniuge di un utente)</text:p>
          </table:table-cell>
          <table:table-cell/>
        </table:table-row>
        <table:table-row table:style-name="ro1">
          <table:table-cell/>
          <table:table-cell office:value-type="string">
            <text:p>f.txt</text:p>
          </table:table-cell>
          <table:table-cell office:value-type="string">
            <text:p>f2.txt</text:p>
          </table:table-cell>
          <table:table-cell office:value-type="string">
            <text:p>vuoto_relazioni.txt</text:p>
          </table:table-cell>
          <table:table-cell office:value-type="string">
            <text:p>File Notizie Formato Errato (es. Manca " like ")</text:p>
          </table:table-cell>
          <table:table-cell/>
        </table:table-row>
        <table:table-row table:style-name="ro1">
          <table:table-cell/>
          <table:table-cell office:value-type="string">
            <text:p>g.txt</text:p>
          </table:table-cell>
          <table:table-cell office:value-type="string">
            <text:p>g2.txt</text:p>
          </table:table-cell>
          <table:table-cell office:value-type="string">
            <text:p>vuoto_relazioni.txt</text:p>
          </table:table-cell>
          <table:table-cell office:value-type="string">
            <text:p>File Notizie Doppia Reazione di un Utente</text:p>
          </table:table-cell>
          <table:table-cell/>
        </table:table-row>
        <table:table-row table:style-name="ro1">
          <table:table-cell/>
          <table:table-cell office:value-type="string">
            <text:p>h.txt</text:p>
          </table:table-cell>
          <table:table-cell office:value-type="string">
            <text:p>vuoto_notizie.txt</text:p>
          </table:table-cell>
          <table:table-cell office:value-type="string">
            <text:p>h3.txt</text:p>
          </table:table-cell>
          <table:table-cell office:value-type="string">
            <text:p>File Relazioni Formato Errato (es. Tipo Relazione Inesistente " pronipote ")</text:p>
          </table:table-cell>
          <table:table-cell/>
        </table:table-row>
        <table:table-row table:style-name="ro1">
          <table:table-cell/>
          <table:table-cell office:value-type="string">
            <text:p>english_utenti.txt</text:p>
          </table:table-cell>
          <table:table-cell office:value-type="string">
            <text:p>english_notizie.txt</text:p>
          </table:table-cell>
          <table:table-cell office:value-type="string">
            <text:p>english_relazioni.txt</text:p>
          </table:table-cell>
          <table:table-cell office:value-type="string">
            <text:p>File sulla Famiglia Inglese per Provare le Funzioni sulla Famiglia</text:p>
          </table:table-cell>
          <table:table-cell office:value-type="string">
            <text:p>Nel File "Re.GiorgioV_albero_genealogico_discendenti.txt" vi è un esempio di un albero genealogico dei discendenti con molti livelli</text:p>
          </table:table-cell>
        </table:table-row>
        <table:table-row table:style-name="ro1">
          <table:table-cell/>
          <table:table-cell office:value-type="string">
            <text:p>ok_utenti.txt</text:p>
          </table:table-cell>
          <table:table-cell office:value-type="string">
            <text:p>ok_notizie.txt</text:p>
          </table:table-cell>
          <table:table-cell office:value-type="string">
            <text:p>ok_relazioni.txt</text:p>
          </table:table-cell>
          <table:table-cell office:value-type="string">
            <text:p>File per Provare Ampiamente le Funzionalità Statistiche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6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8">18/07/2018</text:date>, <text:time>18.39.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10M58S</meta:editing-duration>
    <meta:editing-cycles>7</meta:editing-cycles>
    <meta:generator>OpenOffice/4.1.3$Win32 OpenOffice.org_project/413m1$Build-9783</meta:generator>
    <dc:date>2018-07-18T18:39:51.61</dc:date>
    <dc:creator>Fabio Rossi</dc:creator>
    <meta:document-statistic meta:table-count="3" meta:cell-count="51" meta:object-count="0"/>
    <meta:user-defined meta:name="Info 1"/>
    <meta:user-defined meta:name="Info 2"/>
    <meta:user-defined meta:name="Info 3"/>
    <meta:user-defined meta:name="Info 4"/>
  </office:meta>
</office:document-meta>
</file>